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LK-stack installation with Salt</text:p>
          </draw:text-box>
        </draw:frame>
        <draw:frame presentation:style-name="pr2" draw:text-style-name="P2" draw:layer="layout" svg:width="22.5cm" svg:height="9.361cm" svg:x="4.5cm" svg:y="3.687cm" presentation:class="subtitle" presentation:user-transformed="true">
          <draw:text-box>
            <text:p text:style-name="P1"><text:span text:style-name="T1">- The topic of this project was to create a small architecture for centralized logging and automate its installation with Salt </text:span></text:p>
            <text:p text:style-name="P1"><text:span text:style-name="T1"/></text:p>
            <text:p text:style-name="P1"><text:span text:style-name="T1">- In this project we will use the collection of open source tools, Elasticsearch, Logstash and Kibana (ELK Stack) to collect and analyze logs. </text:span></text:p>
            <text:p text:style-name="P1"><text:span text:style-name="T1">- Elasticsearch is the search engine and stores the data, Logstash processes the data and sends the data to Elasticseach and Kibana is a tool for visualization. We will use FileBeat to transfer the data to Logstash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31:46.252309337</meta:creation-date>
    <meta:editing-duration>PT50S</meta:editing-duration>
    <meta:editing-cycles>2</meta:editing-cycles>
    <meta:generator>LibreOffice/6.0.7.3$Linux_X86_64 LibreOffice_project/00m0$Build-3</meta:generator>
    <dc:title>DNA</dc:title>
    <dc:date>2019-04-08T10:42:46.466653257</dc:date>
    <meta:document-statistic meta:object-count="26"/>
  </office:meta>
</office:document-meta>
</file>